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Source Han Sans SC" svg:font-family="'Source Han Sans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officeooo:rsid="00036921" officeooo:paragraph-rsid="00036921"/>
    </style:style>
    <style:style style:name="P2" style:family="paragraph" style:parent-style-name="Text_20_body">
      <style:text-properties officeooo:rsid="00109dc8" officeooo:paragraph-rsid="00109dc8"/>
    </style:style>
    <style:style style:name="P3" style:family="paragraph" style:parent-style-name="Text_20_body">
      <style:text-properties officeooo:rsid="0066cfa6" officeooo:paragraph-rsid="0066cfa6"/>
    </style:style>
    <style:style style:name="P4" style:family="paragraph" style:parent-style-name="Text_20_body">
      <style:text-properties officeooo:rsid="009a0a31" officeooo:paragraph-rsid="009a0a31"/>
    </style:style>
    <style:style style:name="P5" style:family="paragraph" style:parent-style-name="Text_20_body">
      <style:text-properties officeooo:rsid="00c43238" officeooo:paragraph-rsid="00c43238"/>
    </style:style>
    <style:style style:name="P6" style:family="paragraph" style:parent-style-name="Text_20_body">
      <style:text-properties officeooo:rsid="00d269d2" officeooo:paragraph-rsid="00d269d2"/>
    </style:style>
    <style:style style:name="P7" style:family="paragraph" style:parent-style-name="Text_20_body">
      <style:text-properties officeooo:rsid="00e5f74e" officeooo:paragraph-rsid="00f91076"/>
    </style:style>
    <style:style style:name="P8" style:family="paragraph" style:parent-style-name="Text_20_body">
      <style:text-properties officeooo:rsid="01110a1b" officeooo:paragraph-rsid="0112f137"/>
    </style:style>
    <style:style style:name="P9" style:family="paragraph" style:parent-style-name="Footnote">
      <style:text-properties officeooo:rsid="008f3f00" officeooo:paragraph-rsid="008f3f00"/>
    </style:style>
    <style:style style:name="P10" style:family="paragraph" style:parent-style-name="Footnote">
      <style:text-properties officeooo:paragraph-rsid="00a34c32"/>
    </style:style>
    <style:style style:name="P11" style:family="paragraph" style:parent-style-name="Footer">
      <style:paragraph-properties fo:text-align="end" style:justify-single-word="false"/>
    </style:style>
    <style:style style:name="P12" style:family="paragraph" style:parent-style-name="Footnote">
      <style:text-properties officeooo:rsid="011688c0" officeooo:paragraph-rsid="011688c0"/>
    </style:style>
    <style:style style:name="P13" style:family="paragraph" style:parent-style-name="Footnote">
      <style:text-properties officeooo:rsid="01179491" officeooo:paragraph-rsid="01179491"/>
    </style:style>
    <style:style style:name="P14" style:family="paragraph" style:parent-style-name="Header">
      <style:text-properties officeooo:rsid="0114cf87" officeooo:paragraph-rsid="0114cf87"/>
    </style:style>
    <style:style style:name="P15" style:family="paragraph" style:parent-style-name="Text_20_body" style:list-style-name="L1">
      <style:text-properties officeooo:paragraph-rsid="0014c25d"/>
    </style:style>
    <style:style style:name="P16" style:family="paragraph" style:parent-style-name="Text_20_body" style:list-style-name="L1">
      <style:text-properties officeooo:paragraph-rsid="0035e03c"/>
    </style:style>
    <style:style style:name="P17" style:family="paragraph" style:parent-style-name="Text_20_body" style:list-style-name="L1">
      <style:text-properties officeooo:paragraph-rsid="003d1d32"/>
    </style:style>
    <style:style style:name="P18" style:family="paragraph" style:parent-style-name="Text_20_body" style:list-style-name="L1">
      <style:text-properties officeooo:rsid="00123561" officeooo:paragraph-rsid="00123561"/>
    </style:style>
    <style:style style:name="P19" style:family="paragraph" style:parent-style-name="Text_20_body" style:list-style-name="L1">
      <style:text-properties officeooo:rsid="00286471" officeooo:paragraph-rsid="00286471"/>
    </style:style>
    <style:style style:name="P20" style:family="paragraph" style:parent-style-name="Text_20_body" style:list-style-name="L1">
      <style:text-properties officeooo:rsid="002b5976" officeooo:paragraph-rsid="002b5976"/>
    </style:style>
    <style:style style:name="P21" style:family="paragraph" style:parent-style-name="Text_20_body" style:list-style-name="L1">
      <style:text-properties officeooo:rsid="004d2e17" officeooo:paragraph-rsid="004d2e17"/>
    </style:style>
    <style:style style:name="P22" style:family="paragraph" style:parent-style-name="Text_20_body" style:list-style-name="L1">
      <style:text-properties officeooo:rsid="00564aca" officeooo:paragraph-rsid="00564aca"/>
    </style:style>
    <style:style style:name="P23" style:family="paragraph" style:parent-style-name="Text_20_body">
      <style:text-properties fo:color="#000000" style:font-name="Verdana" fo:language="en" fo:country="GB" officeooo:rsid="00b46a21" officeooo:paragraph-rsid="00b46a21" style:font-name-complex="Arial1"/>
    </style:style>
    <style:style style:name="P24" style:family="paragraph" style:parent-style-name="Text_20_body">
      <style:text-properties officeooo:rsid="011603fa" officeooo:paragraph-rsid="01179491"/>
    </style:style>
    <style:style style:name="P25" style:family="paragraph" style:parent-style-name="Text_20_body">
      <style:text-properties officeooo:rsid="01179491" officeooo:paragraph-rsid="01179491"/>
    </style:style>
    <style:style style:name="T1" style:family="text">
      <style:text-properties fo:language="en" fo:country="US" fo:font-style="italic" style:font-style-asian="italic" style:font-style-complex="italic"/>
    </style:style>
    <style:style style:name="T2" style:family="text">
      <style:text-properties fo:language="en" fo:country="US" fo:font-style="italic" officeooo:rsid="00067f0a" style:font-style-asian="italic" style:font-style-complex="italic"/>
    </style:style>
    <style:style style:name="T3" style:family="text">
      <style:text-properties fo:language="en" fo:country="US" fo:font-style="italic" officeooo:rsid="0006b952" style:font-style-asian="italic" style:font-style-complex="italic"/>
    </style:style>
    <style:style style:name="T4" style:family="text">
      <style:text-properties fo:language="en" fo:country="US" fo:font-style="italic" officeooo:rsid="0081ad2e"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officeooo:rsid="00036c2b" style:font-style-asian="normal" style:font-style-complex="normal"/>
    </style:style>
    <style:style style:name="T7" style:family="text">
      <style:text-properties fo:language="en" fo:country="US" fo:font-style="normal" officeooo:rsid="0003d390" style:font-style-asian="normal" style:font-style-complex="normal"/>
    </style:style>
    <style:style style:name="T8" style:family="text">
      <style:text-properties fo:language="en" fo:country="US" fo:font-style="normal" officeooo:rsid="00051ad5" style:font-style-asian="normal" style:font-style-complex="normal"/>
    </style:style>
    <style:style style:name="T9" style:family="text">
      <style:text-properties fo:language="en" fo:country="US" fo:font-style="normal" officeooo:rsid="00067f0a" style:font-style-asian="normal" style:font-style-complex="normal"/>
    </style:style>
    <style:style style:name="T10" style:family="text">
      <style:text-properties fo:language="en" fo:country="US" fo:font-style="normal" officeooo:rsid="0006b952" style:font-style-asian="normal" style:font-style-complex="normal"/>
    </style:style>
    <style:style style:name="T11" style:family="text">
      <style:text-properties fo:language="en" fo:country="US" fo:font-style="normal" officeooo:rsid="0007d5d4" style:font-style-asian="normal" style:font-style-complex="normal"/>
    </style:style>
    <style:style style:name="T12" style:family="text">
      <style:text-properties fo:language="en" fo:country="US" fo:font-style="normal" officeooo:rsid="0009406d" style:font-style-asian="normal" style:font-style-complex="normal"/>
    </style:style>
    <style:style style:name="T13" style:family="text">
      <style:text-properties fo:language="en" fo:country="US" fo:font-style="normal" officeooo:rsid="000ad4de" style:font-style-asian="normal" style:font-style-complex="normal"/>
    </style:style>
    <style:style style:name="T14" style:family="text">
      <style:text-properties fo:language="en" fo:country="US" fo:font-style="normal" officeooo:rsid="000cd5d4" style:font-style-asian="normal" style:font-style-complex="normal"/>
    </style:style>
    <style:style style:name="T15" style:family="text">
      <style:text-properties fo:language="en" fo:country="US" fo:font-style="normal" officeooo:rsid="000f496f" style:font-style-asian="normal" style:font-style-complex="normal"/>
    </style:style>
    <style:style style:name="T16" style:family="text">
      <style:text-properties fo:language="en" fo:country="US" fo:font-style="normal" officeooo:rsid="007f6463" style:font-style-asian="normal" style:font-style-complex="normal"/>
    </style:style>
    <style:style style:name="T17" style:family="text">
      <style:text-properties fo:language="en" fo:country="US" fo:font-style="normal" officeooo:rsid="0081ad2e" style:font-style-asian="normal" style:font-style-complex="normal"/>
    </style:style>
    <style:style style:name="T18" style:family="text">
      <style:text-properties fo:language="en" fo:country="US" fo:font-style="normal" officeooo:rsid="00974836" style:font-style-asian="normal" style:font-style-complex="normal"/>
    </style:style>
    <style:style style:name="T19" style:family="text">
      <style:text-properties fo:language="en" fo:country="US" fo:font-style="normal" officeooo:rsid="00982532" style:font-style-asian="normal" style:font-style-complex="normal"/>
    </style:style>
    <style:style style:name="T20" style:family="text">
      <style:text-properties style:text-position="super 58%" officeooo:rsid="00b991ef"/>
    </style:style>
    <style:style style:name="T21" style:family="text">
      <style:text-properties style:text-position="super 58%" fo:font-weight="normal" officeooo:rsid="00b991ef" style:font-weight-asian="normal" style:font-weight-complex="normal"/>
    </style:style>
    <style:style style:name="T22" style:family="text">
      <style:text-properties fo:color="#000000" style:font-name="Verdana" fo:language="en" fo:country="GB" style:font-name-complex="Arial1"/>
    </style:style>
    <style:style style:name="T23" style:family="text">
      <style:text-properties fo:color="#000000" style:font-name="Verdana" fo:language="en" fo:country="GB" officeooo:rsid="003e1f17" style:font-name-complex="Arial1"/>
    </style:style>
    <style:style style:name="T24" style:family="text">
      <style:text-properties fo:color="#000000" style:font-name="Verdana" fo:language="en" fo:country="GB" officeooo:rsid="003fe81b" style:font-name-complex="Arial1"/>
    </style:style>
    <style:style style:name="T25" style:family="text">
      <style:text-properties fo:color="#000000" style:font-name="Verdana" fo:language="en" fo:country="GB" officeooo:rsid="00405ab2" style:font-name-complex="Arial1"/>
    </style:style>
    <style:style style:name="T26" style:family="text">
      <style:text-properties fo:color="#000000" style:font-name="Verdana" fo:language="en" fo:country="GB" officeooo:rsid="00428efc" style:font-name-complex="Arial1"/>
    </style:style>
    <style:style style:name="T27" style:family="text">
      <style:text-properties fo:color="#000000" style:font-name="Verdana" fo:language="en" fo:country="GB" officeooo:rsid="0043fe30" style:font-name-complex="Arial1"/>
    </style:style>
    <style:style style:name="T28" style:family="text">
      <style:text-properties fo:color="#000000" style:font-name="Verdana" fo:language="en" fo:country="GB" officeooo:rsid="0045a83b" style:font-name-complex="Arial1"/>
    </style:style>
    <style:style style:name="T29" style:family="text">
      <style:text-properties fo:color="#000000" style:font-name="Verdana" fo:language="en" fo:country="GB" officeooo:rsid="0048c8a6" style:font-name-complex="Arial1"/>
    </style:style>
    <style:style style:name="T30" style:family="text">
      <style:text-properties fo:color="#000000" style:font-name="Verdana" fo:language="en" fo:country="GB" officeooo:rsid="0049384d" style:font-name-complex="Arial1"/>
    </style:style>
    <style:style style:name="T31" style:family="text">
      <style:text-properties fo:color="#000000" style:font-name="Verdana" fo:language="en" fo:country="GB" officeooo:rsid="004b2a0b" style:font-name-complex="Arial1"/>
    </style:style>
    <style:style style:name="T32" style:family="text">
      <style:text-properties fo:color="#000000" style:font-name="Verdana" fo:language="en" fo:country="GB" officeooo:rsid="004ceea1" style:font-name-complex="Arial1"/>
    </style:style>
    <style:style style:name="T33" style:family="text">
      <style:text-properties fo:color="#000000" style:font-name="Verdana" fo:language="en" fo:country="GB" officeooo:rsid="003d1d32" style:font-name-complex="Arial1"/>
    </style:style>
    <style:style style:name="T34" style:family="text">
      <style:text-properties fo:color="#000000" style:font-name="Verdana" fo:language="en" fo:country="GB" officeooo:rsid="005021e1" style:font-name-complex="Arial1"/>
    </style:style>
    <style:style style:name="T35" style:family="text">
      <style:text-properties fo:color="#000000" style:font-name="Verdana" fo:language="en" fo:country="GB" officeooo:rsid="0054e0b2" style:font-name-complex="Arial1"/>
    </style:style>
    <style:style style:name="T36" style:family="text">
      <style:text-properties fo:color="#000000" style:font-name="Verdana" fo:language="en" fo:country="GB" officeooo:rsid="005539ab" style:font-name-complex="Arial1"/>
    </style:style>
    <style:style style:name="T37" style:family="text">
      <style:text-properties fo:color="#000000" style:font-name="Verdana" fo:language="en" fo:country="GB" officeooo:rsid="00556b4f" style:font-name-complex="Arial1"/>
    </style:style>
    <style:style style:name="T38" style:family="text">
      <style:text-properties fo:color="#000000" style:font-name="Verdana" fo:language="en" fo:country="GB" officeooo:rsid="00563a2e" style:font-name-complex="Arial1"/>
    </style:style>
    <style:style style:name="T39" style:family="text">
      <style:text-properties fo:color="#000000" style:font-name="Verdana" fo:language="en" fo:country="GB" officeooo:rsid="0056db12" style:font-name-complex="Arial1"/>
    </style:style>
    <style:style style:name="T40" style:family="text">
      <style:text-properties fo:color="#000000" style:font-name="Verdana" fo:language="en" fo:country="GB" officeooo:rsid="00578736" style:font-name-complex="Arial1"/>
    </style:style>
    <style:style style:name="T41" style:family="text">
      <style:text-properties fo:color="#000000" style:font-name="Verdana" fo:language="en" fo:country="GB" officeooo:rsid="0058c4c2" style:font-name-complex="Arial1"/>
    </style:style>
    <style:style style:name="T42" style:family="text">
      <style:text-properties fo:color="#000000" style:font-name="Verdana" fo:language="en" fo:country="GB" officeooo:rsid="0059e833" style:font-name-complex="Arial1"/>
    </style:style>
    <style:style style:name="T43" style:family="text">
      <style:text-properties fo:color="#000000" style:font-name="Verdana" fo:language="en" fo:country="GB" officeooo:rsid="005b2e37" style:font-name-complex="Arial1"/>
    </style:style>
    <style:style style:name="T44" style:family="text">
      <style:text-properties fo:color="#000000" style:font-name="Verdana" fo:language="en" fo:country="GB" officeooo:rsid="005ce632" style:font-name-complex="Arial1"/>
    </style:style>
    <style:style style:name="T45" style:family="text">
      <style:text-properties fo:color="#000000" style:font-name="Verdana" fo:language="en" fo:country="GB" officeooo:rsid="005d8536" style:font-name-complex="Arial1"/>
    </style:style>
    <style:style style:name="T46" style:family="text">
      <style:text-properties fo:color="#000000" style:font-name="Verdana" fo:language="en" fo:country="GB" officeooo:rsid="005f09de" style:font-name-complex="Arial1"/>
    </style:style>
    <style:style style:name="T47" style:family="text">
      <style:text-properties fo:color="#000000" style:font-name="Verdana" fo:language="en" fo:country="GB" officeooo:rsid="005f3ca3" style:font-name-complex="Arial1"/>
    </style:style>
    <style:style style:name="T48" style:family="text">
      <style:text-properties fo:color="#000000" style:font-name="Verdana" fo:language="en" fo:country="GB" officeooo:rsid="0069e2fc" style:font-name-complex="Arial1"/>
    </style:style>
    <style:style style:name="T49" style:family="text">
      <style:text-properties fo:color="#000000" style:font-name="Verdana" fo:language="en" fo:country="GB" officeooo:rsid="006e3511" style:font-name-complex="Arial1"/>
    </style:style>
    <style:style style:name="T50" style:family="text">
      <style:text-properties fo:color="#000000" style:font-name="Verdana" fo:language="en" fo:country="GB" officeooo:rsid="007025be" style:font-name-complex="Arial1"/>
    </style:style>
    <style:style style:name="T51" style:family="text">
      <style:text-properties fo:color="#000000" style:font-name="Verdana" fo:language="en" fo:country="GB" officeooo:rsid="00721c25" style:font-name-complex="Arial1"/>
    </style:style>
    <style:style style:name="T52" style:family="text">
      <style:text-properties fo:color="#000000" style:font-name="Verdana" fo:language="en" fo:country="GB" officeooo:rsid="007e5f98" style:font-name-complex="Arial1"/>
    </style:style>
    <style:style style:name="T53" style:family="text">
      <style:text-properties fo:color="#000000" style:font-name="Verdana" fo:language="en" fo:country="GB" officeooo:rsid="00875598" style:font-name-complex="Arial1"/>
    </style:style>
    <style:style style:name="T54" style:family="text">
      <style:text-properties fo:color="#000000" style:font-name="Verdana" fo:language="en" fo:country="GB" officeooo:rsid="0088d6d9" style:font-name-complex="Arial1"/>
    </style:style>
    <style:style style:name="T55" style:family="text">
      <style:text-properties fo:color="#000000" style:font-name="Verdana" fo:language="en" fo:country="GB" officeooo:rsid="0089534b" style:font-name-complex="Arial1"/>
    </style:style>
    <style:style style:name="T56" style:family="text">
      <style:text-properties fo:color="#000000" style:font-name="Verdana" fo:language="en" fo:country="GB" officeooo:rsid="0089beea" style:font-name-complex="Arial1"/>
    </style:style>
    <style:style style:name="T57" style:family="text">
      <style:text-properties fo:color="#000000" style:font-name="Verdana" fo:language="en" fo:country="GB" officeooo:rsid="008a114a" style:font-name-complex="Arial1"/>
    </style:style>
    <style:style style:name="T58" style:family="text">
      <style:text-properties fo:color="#000000" style:font-name="Verdana" fo:language="en" fo:country="GB" officeooo:rsid="008be1aa" style:font-name-complex="Arial1"/>
    </style:style>
    <style:style style:name="T59" style:family="text">
      <style:text-properties fo:color="#000000" style:font-name="Verdana" fo:language="en" fo:country="GB" officeooo:rsid="009c3128" style:font-name-complex="Arial1"/>
    </style:style>
    <style:style style:name="T60" style:family="text">
      <style:text-properties fo:color="#000000" style:font-name="Verdana" fo:language="en" fo:country="GB" officeooo:rsid="009c8786" style:font-name-complex="Arial1"/>
    </style:style>
    <style:style style:name="T61" style:family="text">
      <style:text-properties fo:color="#000000" style:font-name="Verdana" fo:language="en" fo:country="GB" officeooo:rsid="009da835" style:font-name-complex="Arial1"/>
    </style:style>
    <style:style style:name="T62" style:family="text">
      <style:text-properties fo:color="#000000" style:font-name="Verdana" fo:language="en" fo:country="GB" officeooo:rsid="009e9d41" style:font-name-complex="Arial1"/>
    </style:style>
    <style:style style:name="T63" style:family="text">
      <style:text-properties fo:color="#000000" style:font-name="Verdana" fo:language="en" fo:country="GB" officeooo:rsid="00a17101" style:font-name-complex="Arial1"/>
    </style:style>
    <style:style style:name="T64" style:family="text">
      <style:text-properties fo:color="#000000" style:font-name="Verdana" fo:language="en" fo:country="GB" officeooo:rsid="00a465cf" style:font-name-complex="Arial1"/>
    </style:style>
    <style:style style:name="T65" style:family="text">
      <style:text-properties fo:color="#000000" style:font-name="Verdana" fo:language="en" fo:country="GB" officeooo:rsid="00a5db17" style:font-name-complex="Arial1"/>
    </style:style>
    <style:style style:name="T66" style:family="text">
      <style:text-properties fo:color="#000000" style:font-name="Verdana" fo:language="en" fo:country="GB" officeooo:rsid="00a6c2d9" style:font-name-complex="Arial1"/>
    </style:style>
    <style:style style:name="T67" style:family="text">
      <style:text-properties fo:color="#000000" style:font-name="Verdana" fo:language="en" fo:country="GB" officeooo:rsid="00a7e1f6" style:font-name-complex="Arial1"/>
    </style:style>
    <style:style style:name="T68" style:family="text">
      <style:text-properties fo:color="#000000" style:font-name="Verdana" fo:language="en" fo:country="GB" officeooo:rsid="00a97792" style:font-name-complex="Arial1"/>
    </style:style>
    <style:style style:name="T69" style:family="text">
      <style:text-properties fo:color="#000000" style:font-name="Verdana" fo:language="en" fo:country="GB" officeooo:rsid="00ab71ae" style:font-name-complex="Arial1"/>
    </style:style>
    <style:style style:name="T70" style:family="text">
      <style:text-properties fo:color="#000000" style:font-name="Verdana" fo:language="en" fo:country="GB" officeooo:rsid="00ae23f5" style:font-name-complex="Arial1"/>
    </style:style>
    <style:style style:name="T71" style:family="text">
      <style:text-properties fo:color="#000000" style:font-name="Verdana" fo:language="en" fo:country="GB" officeooo:rsid="00ae2b56" style:font-name-complex="Arial1"/>
    </style:style>
    <style:style style:name="T72" style:family="text">
      <style:text-properties fo:color="#000000" style:font-name="Verdana" fo:language="en" fo:country="GB" officeooo:rsid="00afe3d8" style:font-name-complex="Arial1"/>
    </style:style>
    <style:style style:name="T73" style:family="text">
      <style:text-properties fo:color="#000000" style:font-name="Verdana" fo:language="en" fo:country="GB" officeooo:rsid="00b011d1" style:font-name-complex="Arial1"/>
    </style:style>
    <style:style style:name="T74" style:family="text">
      <style:text-properties fo:color="#000000" style:font-name="Verdana" fo:language="en" fo:country="GB" officeooo:rsid="00b231bf" style:font-name-complex="Arial1"/>
    </style:style>
    <style:style style:name="T75" style:family="text">
      <style:text-properties fo:color="#000000" style:font-name="Verdana" fo:language="en" fo:country="GB" officeooo:rsid="00b73386" style:font-name-complex="Arial1"/>
    </style:style>
    <style:style style:name="T76" style:family="text">
      <style:text-properties fo:color="#000000" style:font-name="Verdana" fo:language="en" fo:country="GB" officeooo:rsid="00bf4cb9" style:font-name-complex="Arial1"/>
    </style:style>
    <style:style style:name="T77" style:family="text">
      <style:text-properties fo:color="#000000" style:font-name="Verdana" fo:language="en" fo:country="GB" officeooo:rsid="00c23e5a" style:font-name-complex="Arial1"/>
    </style:style>
    <style:style style:name="T78" style:family="text">
      <style:text-properties fo:color="#000000" style:font-name="Verdana" fo:language="en" fo:country="GB" officeooo:rsid="00c5b36b" style:font-name-complex="Arial1"/>
    </style:style>
    <style:style style:name="T79" style:family="text">
      <style:text-properties fo:color="#000000" style:font-name="Verdana" fo:language="en" fo:country="GB" officeooo:rsid="00c5d064" style:font-name-complex="Arial1"/>
    </style:style>
    <style:style style:name="T80" style:family="text">
      <style:text-properties fo:color="#000000" style:font-name="Verdana" fo:language="en" fo:country="GB" officeooo:rsid="00c6efa9" style:font-name-complex="Arial1"/>
    </style:style>
    <style:style style:name="T81" style:family="text">
      <style:text-properties fo:color="#000000" style:font-name="Verdana" fo:language="en" fo:country="GB" officeooo:rsid="00cdc0eb" style:font-name-complex="Arial1"/>
    </style:style>
    <style:style style:name="T82" style:family="text">
      <style:text-properties fo:color="#000000" style:font-name="Verdana" fo:language="en" fo:country="GB" officeooo:rsid="00d26ac5" style:font-name-complex="Arial1"/>
    </style:style>
    <style:style style:name="T83" style:family="text">
      <style:text-properties fo:color="#000000" style:font-name="Verdana" fo:language="en" fo:country="GB" officeooo:rsid="00d4511f" style:font-name-complex="Arial1"/>
    </style:style>
    <style:style style:name="T84" style:family="text">
      <style:text-properties fo:color="#000000" style:font-name="Verdana" fo:language="en" fo:country="GB" officeooo:rsid="00d4fb26" style:font-name-complex="Arial1"/>
    </style:style>
    <style:style style:name="T85" style:family="text">
      <style:text-properties fo:color="#000000" style:font-name="Verdana" fo:language="en" fo:country="GB" officeooo:rsid="00e382d8" style:font-name-complex="Arial1"/>
    </style:style>
    <style:style style:name="T86" style:family="text">
      <style:text-properties fo:color="#000000" style:font-name="Verdana" fo:language="en" fo:country="GB" officeooo:rsid="00b46a21" style:font-name-complex="Arial1"/>
    </style:style>
    <style:style style:name="T87" style:family="text">
      <style:text-properties fo:color="#000000" style:font-name="Verdana" fo:language="en" fo:country="GB" officeooo:rsid="00e18f80" style:font-name-complex="Arial1"/>
    </style:style>
    <style:style style:name="T88" style:family="text">
      <style:text-properties fo:color="#000000" style:font-name="Verdana" fo:language="en" fo:country="GB" officeooo:rsid="00e5f74e" style:font-name-complex="Arial1"/>
    </style:style>
    <style:style style:name="T89" style:family="text">
      <style:text-properties fo:color="#000000" style:font-name="Verdana" fo:language="en" fo:country="GB" officeooo:rsid="00ea25ef" style:font-name-complex="Arial1"/>
    </style:style>
    <style:style style:name="T90" style:family="text">
      <style:text-properties fo:color="#000000" style:font-name="Verdana" fo:language="en" fo:country="GB" officeooo:rsid="00eb9825" style:font-name-complex="Arial1"/>
    </style:style>
    <style:style style:name="T91" style:family="text">
      <style:text-properties fo:color="#000000" style:font-name="Verdana" fo:language="en" fo:country="GB" officeooo:rsid="00ed8ee0" style:font-name-complex="Arial1"/>
    </style:style>
    <style:style style:name="T92" style:family="text">
      <style:text-properties fo:color="#000000" style:font-name="Verdana" fo:language="en" fo:country="GB" officeooo:rsid="00ef5b0a" style:font-name-complex="Arial1"/>
    </style:style>
    <style:style style:name="T93" style:family="text">
      <style:text-properties fo:color="#000000" style:font-name="Verdana" fo:language="en" fo:country="GB" officeooo:rsid="00f03156" style:font-name-complex="Arial1"/>
    </style:style>
    <style:style style:name="T94" style:family="text">
      <style:text-properties fo:color="#000000" style:font-name="Verdana" fo:language="en" fo:country="GB" officeooo:rsid="00f0d633" style:font-name-complex="Arial1"/>
    </style:style>
    <style:style style:name="T95" style:family="text">
      <style:text-properties fo:color="#000000" style:font-name="Verdana" fo:language="en" fo:country="GB" officeooo:rsid="00f109e4" style:font-name-complex="Arial1"/>
    </style:style>
    <style:style style:name="T96" style:family="text">
      <style:text-properties fo:color="#000000" style:font-name="Verdana" fo:language="en" fo:country="GB" officeooo:rsid="00f17724" style:font-name-complex="Arial1"/>
    </style:style>
    <style:style style:name="T97" style:family="text">
      <style:text-properties fo:color="#000000" style:font-name="Verdana" fo:language="en" fo:country="GB" officeooo:rsid="00f25c4f" style:font-name-complex="Arial1"/>
    </style:style>
    <style:style style:name="T98" style:family="text">
      <style:text-properties fo:color="#000000" style:font-name="Verdana" fo:language="en" fo:country="GB" officeooo:rsid="00f89094" style:font-name-complex="Arial1"/>
    </style:style>
    <style:style style:name="T99" style:family="text">
      <style:text-properties fo:color="#000000" style:font-name="Verdana" fo:language="en" fo:country="GB" officeooo:rsid="00f8e22b" style:font-name-complex="Arial1"/>
    </style:style>
    <style:style style:name="T100" style:family="text">
      <style:text-properties fo:color="#000000" style:font-name="Verdana" fo:language="en" fo:country="GB" officeooo:rsid="00f5ae48" style:font-name-complex="Arial1"/>
    </style:style>
    <style:style style:name="T101" style:family="text">
      <style:text-properties fo:color="#000000" style:font-name="Verdana" fo:language="en" fo:country="GB" officeooo:rsid="00fa7af3" style:font-name-complex="Arial1"/>
    </style:style>
    <style:style style:name="T102" style:family="text">
      <style:text-properties fo:color="#000000" style:font-name="Verdana" fo:language="en" fo:country="GB" officeooo:rsid="01012768" style:font-name-complex="Arial1"/>
    </style:style>
    <style:style style:name="T103" style:family="text">
      <style:text-properties fo:color="#000000" style:font-name="Verdana" fo:language="en" fo:country="GB" officeooo:rsid="0102eb6f" style:font-name-complex="Arial1"/>
    </style:style>
    <style:style style:name="T104" style:family="text">
      <style:text-properties fo:color="#000000" style:font-name="Verdana" fo:language="en" fo:country="GB" officeooo:rsid="00564aca" style:font-name-complex="Arial1"/>
    </style:style>
    <style:style style:name="T105" style:family="text">
      <style:text-properties fo:color="#000000" style:font-name="Verdana" fo:language="en" fo:country="GB" officeooo:rsid="011688c0" style:font-name-complex="Arial1"/>
    </style:style>
    <style:style style:name="T106" style:family="text">
      <style:text-properties fo:color="#000000" style:font-name="Verdana" fo:language="en" fo:country="GB" officeooo:rsid="0116c5c3" style:font-name-complex="Arial1"/>
    </style:style>
    <style:style style:name="T107" style:family="text">
      <style:text-properties fo:color="#000000" style:font-name="Verdana" fo:language="en" fo:country="GB" officeooo:rsid="01179491" style:font-name-complex="Arial1"/>
    </style:style>
    <style:style style:name="T108" style:family="text">
      <style:text-properties fo:color="#000000" style:font-name="Verdana" fo:language="en" fo:country="GB" officeooo:rsid="0014c25d" style:font-name-complex="Arial1"/>
    </style:style>
    <style:style style:name="T109" style:family="text">
      <style:text-properties fo:color="#000000" style:font-name="Verdana" fo:language="en" fo:country="GB" officeooo:rsid="002b5976" style:font-name-complex="Arial1"/>
    </style:style>
    <style:style style:name="T110" style:family="text">
      <style:text-properties officeooo:rsid="00125a56"/>
    </style:style>
    <style:style style:name="T111" style:family="text">
      <style:text-properties officeooo:rsid="00134c14"/>
    </style:style>
    <style:style style:name="T112" style:family="text">
      <style:text-properties officeooo:rsid="0014c25d"/>
    </style:style>
    <style:style style:name="T113" style:family="text">
      <style:text-properties officeooo:rsid="00156a8d"/>
    </style:style>
    <style:style style:name="T114" style:family="text">
      <style:text-properties officeooo:rsid="0017d55a"/>
    </style:style>
    <style:style style:name="T115" style:family="text">
      <style:text-properties officeooo:rsid="00189ccd"/>
    </style:style>
    <style:style style:name="T116" style:family="text">
      <style:text-properties officeooo:rsid="001e7c8d"/>
    </style:style>
    <style:style style:name="T117" style:family="text">
      <style:text-properties officeooo:rsid="0021178a"/>
    </style:style>
    <style:style style:name="T118" style:family="text">
      <style:text-properties officeooo:rsid="00227a3e"/>
    </style:style>
    <style:style style:name="T119" style:family="text">
      <style:text-properties officeooo:rsid="0028b3c3"/>
    </style:style>
    <style:style style:name="T120" style:family="text">
      <style:text-properties officeooo:rsid="002cbafe"/>
    </style:style>
    <style:style style:name="T121" style:family="text">
      <style:text-properties officeooo:rsid="002cdb06"/>
    </style:style>
    <style:style style:name="T122" style:family="text">
      <style:text-properties officeooo:rsid="002e9f83"/>
    </style:style>
    <style:style style:name="T123" style:family="text">
      <style:text-properties officeooo:rsid="00302e2d"/>
    </style:style>
    <style:style style:name="T124" style:family="text">
      <style:text-properties officeooo:rsid="00336c4d"/>
    </style:style>
    <style:style style:name="T125" style:family="text">
      <style:text-properties officeooo:rsid="0034ee7b"/>
    </style:style>
    <style:style style:name="T126" style:family="text">
      <style:text-properties officeooo:rsid="0035e03c"/>
    </style:style>
    <style:style style:name="T127" style:family="text">
      <style:text-properties officeooo:rsid="0037bd1b"/>
    </style:style>
    <style:style style:name="T128" style:family="text">
      <style:text-properties officeooo:rsid="0038fabe"/>
    </style:style>
    <style:style style:name="T129" style:family="text">
      <style:text-properties officeooo:rsid="0039485b"/>
    </style:style>
    <style:style style:name="T130" style:family="text">
      <style:text-properties officeooo:rsid="003c6507"/>
    </style:style>
    <style:style style:name="T131" style:family="text">
      <style:text-properties officeooo:rsid="008f3f00"/>
    </style:style>
    <style:style style:name="T132" style:family="text">
      <style:text-properties officeooo:rsid="0090fb3a"/>
    </style:style>
    <style:style style:name="T133" style:family="text">
      <style:text-properties officeooo:rsid="009284fd"/>
    </style:style>
    <style:style style:name="T134" style:family="text">
      <style:text-properties officeooo:rsid="00a34c32"/>
    </style:style>
    <style:style style:name="T135" style:family="text">
      <style:text-properties officeooo:rsid="00a3e5f2"/>
    </style:style>
    <style:style style:name="T136" style:family="text">
      <style:text-properties officeooo:rsid="00a3f68d"/>
    </style:style>
    <style:style style:name="T137" style:family="text">
      <style:text-properties officeooo:rsid="00b0eae8"/>
    </style:style>
    <style:style style:name="T138" style:family="text">
      <style:text-properties officeooo:rsid="00b8d615"/>
    </style:style>
    <style:style style:name="T139" style:family="text">
      <style:text-properties style:text-position="0% 100%" officeooo:rsid="00b991ef"/>
    </style:style>
    <style:style style:name="T140" style:family="text">
      <style:text-properties fo:font-weight="normal" officeooo:rsid="00b991ef" style:font-weight-asian="normal" style:font-weight-complex="normal"/>
    </style:style>
    <style:style style:name="T141" style:family="text">
      <style:text-properties officeooo:rsid="00c6f462"/>
    </style:style>
    <style:style style:name="T142" style:family="text">
      <style:text-properties officeooo:rsid="00c7f9f8"/>
    </style:style>
    <style:style style:name="T143" style:family="text">
      <style:text-properties officeooo:rsid="00cae9e8"/>
    </style:style>
    <style:style style:name="T144" style:family="text">
      <style:text-properties officeooo:rsid="00cc4283"/>
    </style:style>
    <style:style style:name="T145" style:family="text">
      <style:text-properties officeooo:rsid="00cf8870"/>
    </style:style>
    <style:style style:name="T146" style:family="text">
      <style:text-properties officeooo:rsid="00d0e059"/>
    </style:style>
    <style:style style:name="T147" style:family="text">
      <style:text-properties officeooo:rsid="00d895c4"/>
    </style:style>
    <style:style style:name="T148" style:family="text">
      <style:text-properties officeooo:rsid="00d8b790"/>
    </style:style>
    <style:style style:name="T149" style:family="text">
      <style:text-properties officeooo:rsid="00da2c9c"/>
    </style:style>
    <style:style style:name="T150" style:family="text">
      <style:text-properties officeooo:rsid="00db33f5"/>
    </style:style>
    <style:style style:name="T151" style:family="text">
      <style:text-properties officeooo:rsid="00dc34ca"/>
    </style:style>
    <style:style style:name="T152" style:family="text">
      <style:text-properties officeooo:rsid="00f5ae48"/>
    </style:style>
    <style:style style:name="T153" style:family="text">
      <style:text-properties officeooo:rsid="00febd19"/>
    </style:style>
    <style:style style:name="T154" style:family="text">
      <style:text-properties officeooo:rsid="01001b82"/>
    </style:style>
    <style:style style:name="T155" style:family="text">
      <style:text-properties officeooo:rsid="0116c5c3"/>
    </style:style>
    <style:style style:name="T156" style:family="text">
      <style:text-properties officeooo:rsid="011882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scussion of the multiple intelligences of Christopher Boone</text:p>
      <text:p text:style-name="P1">We have been asked to analyse the book <text:span text:style-name="T1">The Curious Incident of the Dog in the Night-time</text:span><text:span text:style-name="T5"> by </text:span><text:span text:style-name="T6">Mark Haddon, </text:span><text:span text:style-name="T7">with special focus on </text:span><text:span text:style-name="T8">perspective towards </text:span><text:span text:style-name="T9">Howard Gardner’s </text:span><text:span text:style-name="T4">T</text:span><text:span text:style-name="T2">heory </text:span><text:span text:style-name="T3">of multiple intelligences</text:span><text:span text:style-name="T10">, which describes that a person </text:span><text:span text:style-name="T11">has 7 </text:span><text:span text:style-name="T13">measures of</text:span><text:span text:style-name="T11"> intelligence, </text:span><text:span text:style-name="T15">later expanded to 8,</text:span><text:span text:style-name="T11"> </text:span><text:span text:style-name="T12">rather than </text:span><text:span text:style-name="T13">a </text:span><text:span text:style-name="T12">single one, </text:span><text:span text:style-name="T14">as was previously thought, </text:span><text:span text:style-name="T16">and applying it to the main character Christopher Boone, </text:span><text:span text:style-name="T18">a young man with Asperger’s Syndrome </text:span><text:span text:style-name="T19">who wants to unravel a mystery</text:span><text:span text:style-name="T12">.</text:span></text:p>
      <text:p text:style-name="P2"><text:span text:style-name="T17">Gardner</text:span><text:span text:style-name="T5"> describes the 8 intelligences as such:</text:span></text:p>
      <text:list xml:id="list441139389" text:style-name="L1">
        <text:list-item>
          <text:p text:style-name="P18">Linguistic intelligence: Intelligence relating to languages and words. If you were, <text:span text:style-name="T110">for example, </text:span>a<text:span text:style-name="T114">n </text:span><text:span text:style-name="T111">interpreter</text:span>, this would be <text:span text:style-name="T113">something you use a lot</text:span>.</text:p>
        </text:list-item>
        <text:list-item>
          <text:p text:style-name="P15"><text:span text:style-name="T112">Logical-mathematical intelligence: Intelligence relating to mathematics </text:span><text:span text:style-name="T113">and other </text:span><text:span text:style-name="T115">logic-</text:span><text:span text:style-name="T118">based</text:span><text:span text:style-name="T115"> systems, such as programming. </text:span><text:span text:style-name="T116">This is something that I, </text:span><text:span text:style-name="T117">as a </text:span><text:span text:style-name="T123">programmer</text:span><text:span text:style-name="T117">, </text:span><text:span text:style-name="T123">ofcourse</text:span><text:span text:style-name="T117"> use a lot.</text:span></text:p>
        </text:list-item>
        <text:list-item>
          <text:p text:style-name="P19">Musical intelligence: Intelligence relating to understanding and creating music. <text:span text:style-name="T119">If you were to be a musician, dancer or composer, you would use this.</text:span></text:p>
        </text:list-item>
        <text:list-item>
          <text:p text:style-name="P20">Spatial/visual intelligence: <text:span text:style-name="T120">Described as the ability to ”think in pictures”. </text:span><text:span text:style-name="T121">This is </text:span><text:span text:style-name="T122">something you would use as a</text:span><text:span text:style-name="T124">n</text:span><text:span text:style-name="T122"> artist, architec</text:span><text:span text:style-name="T125">t</text:span><text:span text:style-name="T122"> or a designer.</text:span></text:p>
        </text:list-item>
        <text:list-item>
          <text:p text:style-name="P16"><text:span text:style-name="T126">Bodily-kinesthetic intelligence: The </text:span><text:span text:style-name="T127">intelligence of </text:span><text:span text:style-name="T128">being able to move your body in a coordinated and controlled way. </text:span><text:span text:style-name="T129">This is especially useful among sportsmen </text:span><text:span text:style-name="T130">or actors</text:span><text:span text:style-name="T129">.</text:span><text:span text:style-name="T22"> </text:span></text:p>
        </text:list-item>
        <text:list-item>
          <text:p text:style-name="P17"><text:span text:style-name="T33">Interpersonal intelligence: The intelligence of understanding </text:span><text:span text:style-name="T23">other people’</text:span><text:span text:style-name="T24">s moods, </text:span><text:span text:style-name="T25">desires and motivations. </text:span><text:span text:style-name="T26">It is very important for people that need to “connect” with </text:span><text:span text:style-name="T27">other people- or their audience, </text:span><text:span text:style-name="T28">and is as such </text:span><text:span text:style-name="T32">commonly </text:span><text:span text:style-name="T28">used by politicians, </text:span><text:span text:style-name="T29">teachers </text:span><text:span text:style-name="T31">and </text:span><text:span text:style-name="T30">therapists.</text:span></text:p>
        </text:list-item>
        <text:list-item>
          <text:p text:style-name="P21"><text:span text:style-name="T30">I</text:span><text:span text:style-name="T22">ntrapersonal intelligence: </text:span><text:span text:style-name="T34">The intelligence of understanding your own moods, desires etc. </text:span><text:span text:style-name="T35">This is important if you were to be a poet </text:span><text:span text:style-name="T36">or writer, </text:span><text:span text:style-name="T37">as they </text:span><text:span text:style-name="T38">often write from their own experiences.</text:span></text:p>
        </text:list-item>
        <text:list-item>
          <text:p text:style-name="P22"><text:span text:style-name="T38">N</text:span><text:span text:style-name="T22">aturalist intelligence: First added to the theory later, this is the intelligence described as being used for recognizing </text:span><text:span text:style-name="T39">artifacts </text:span><text:span text:style-name="T40">in nature </text:span><text:span text:style-name="T44">and the difference between them</text:span><text:span text:style-name="T41">, or cultural artifacts such as </text:span><text:span text:style-name="T43">different </text:span><text:span text:style-name="T42">sneakers or cars</text:span><text:span text:style-name="T22">. </text:span><text:span text:style-name="T46">This intelligence </text:span><text:span text:style-name="T47">could be</text:span><text:span text:style-name="T46"> used by a horticulturist, for example</text:span><text:span text:style-name="T45">.</text:span></text:p>
        </text:list-item>
      </text:list>
      <text:p text:style-name="P3"><text:span text:style-name="T45">F</text:span><text:span text:style-name="T22">or starters, I think Christopher, though </text:span><text:span text:style-name="T49">it isn’t as immediately obvious </text:span><text:span text:style-name="T50">compared to his other intelligences</text:span><text:span text:style-name="T22">, has a lot of linguistic intelligence. </text:span><text:span text:style-name="T48">He has an understanding of complex words, </text:span><text:span text:style-name="T51">and he paints a very good picture of what he sees </text:span><text:span text:style-name="T52">and experiences </text:span><text:soft-page-break/><text:span text:style-name="T51">due to his nature of being overly descriptive, </text:span><text:span text:style-name="T53">despite his lacking interpersonal intelligence, </text:span><text:span text:style-name="T56">such as him not understanding people’</text:span><text:span text:style-name="T57">s expressions</text:span><text:span text:style-name="T57"><text:note text:id="ftn1" text:note-class="footnote"><text:note-citation>1</text:note-citation><text:note-body><text:p text:style-name="P9"><text:s/>Page 2, ”The Curious Incident of the <text:span text:style-name="T132">d</text:span>og in the Nighttime”, <text:span text:style-name="T133">Mark Haddon</text:span></text:p></text:note-body></text:note></text:span><text:span text:style-name="T54">, </text:span><text:span text:style-name="T55">which </text:span><text:span text:style-name="T58">I’d usually figure the two go somewhat hand in hand</text:span><text:span text:style-name="T55">.</text:span></text:p>
      <text:p text:style-name="P4"><text:span text:style-name="T55">C</text:span><text:span text:style-name="T22">hristopher </text:span><text:span text:style-name="T59">is a</text:span><text:span text:style-name="T64">lso a</text:span><text:span text:style-name="T59"> savant at mathematics and physics, </text:span><text:span text:style-name="T60">and </text:span><text:span text:style-name="T61">it is </text:span><text:span text:style-name="T60">described by his father as being “</text:span><text:span text:style-name="T62">the one</text:span><text:span text:style-name="T60"> thing he is </text:span><text:span text:style-name="T62">really </text:span><text:span text:style-name="T60">good at”</text:span><text:span text:style-name="T60"><text:note text:id="ftn2" text:note-class="footnote"><text:note-citation>2</text:note-citation><text:note-body><text:p text:style-name="P10"><text:s/><text:span text:style-name="T131">Page </text:span><text:span text:style-name="T134">57, </text:span><text:span text:style-name="T135">Line </text:span><text:span text:style-name="T136">8</text:span><text:span text:style-name="T135">-10</text:span><text:span text:style-name="T131">, ”</text:span><text:span text:style-name="T136">And Father said ’Christopher is getting a crap enough deal already, don’t you think, … Jesus, this is the one thing he’s really good at.</text:span><text:span text:style-name="T131">” </text:span></text:p></text:note-body></text:note></text:span><text:span text:style-name="T60">, </text:span><text:span text:style-name="T63">as such he definitely possesses a lot of logical-mathematical intelligence. </text:span><text:span text:style-name="T65">Additionally, throughout the book Christopher commonly mentions a lot of mathematical problems, </text:span><text:span text:style-name="T66">which he solves, </text:span><text:span text:style-name="T67">and does rather complex mathematics in his head for fun or </text:span><text:span text:style-name="T75">to calm himself</text:span><text:span text:style-name="T67">, </text:span><text:span text:style-name="T68">such as squaring </text:span><text:span text:style-name="T69">numbers in his head</text:span><text:span text:style-name="T69"><text:note text:id="ftn3" text:note-class="footnote"><text:note-citation>3</text:note-citation><text:note-body><text:p text:style-name="Footnote"><text:s/><text:span text:style-name="T138">Page 149, Line 20-22 ”I doubled 2s in my head because it made me feel calmer. I got to 33,554,432 which is </text:span><text:span text:style-name="T140">2</text:span><text:span text:style-name="T21">25</text:span><text:span text:style-name="T139">, which was not very much because I’ve got to 2</text:span><text:span text:style-name="T20">45</text:span><text:span text:style-name="T139"> before, ...</text:span><text:span text:style-name="T138">”</text:span></text:p></text:note-body></text:note></text:span><text:span text:style-name="T69">, </text:span><text:span text:style-name="T70">and has a great affinity for Sherlock Holmes, </text:span><text:span text:style-name="T71">because of his problem-solving skills </text:span><text:span text:style-name="T74">and logical thinking</text:span><text:span text:style-name="T71">, which Christopher relates to, </text:span><text:span text:style-name="T72">and conversely a dislike for Sir Arthur Conan </text:span><text:span text:style-name="T73">Doyle</text:span><text:span text:style-name="T73"><text:note text:id="ftn4" text:note-class="footnote"><text:note-citation>4</text:note-citation><text:note-body><text:p text:style-name="Footnote"><text:s/><text:span text:style-name="T137">Page 111, Line 1-4, ”I like Sherlock Holmes, but I do not like Sir Athur Conan Doyle who was the author of the Sherlock Holmes stories. That is because he wasn’t like Sherlock Holmes and he believed in the supernatural.”</text:span></text:p></text:note-body></text:note></text:span><text:span text:style-name="T72">, the author of the Sherlock Holmes books, because his belief in the supernatural, which Christopher does not find logical</text:span><text:span text:style-name="T71">.</text:span></text:p>
      <text:p text:style-name="P5"><text:span text:style-name="T77">C</text:span><text:span text:style-name="T22">hristopher also possesses </text:span><text:span text:style-name="T78">photographic memory</text:span><text:span text:style-name="T78"><text:note text:id="ftn5" text:note-class="footnote"><text:note-citation>5</text:note-citation><text:note-body><text:p text:style-name="Footnote"><text:s/><text:span text:style-name="T141">Page 96, Line 5-</text:span><text:span text:style-name="T144">9,</text:span><text:span text:style-name="T141"> ”</text:span><text:span text:style-name="T142">And when people ask me to remember something I can simply press Rewind and Fast Forward and Pause like on a video recorder, </text:span><text:span text:style-name="T143">but more like a DVD because I don’t have to Rewind through everything in between to get to a memory of something a long time ago.</text:span><text:span text:style-name="T141">"</text:span></text:p></text:note-body></text:note></text:span><text:span text:style-name="T78">, and as such likely has a great deal of spatial/visual intelligence, </text:span><text:span text:style-name="T79">in addition, he observes a lot, often too much for his own good, </text:span><text:span text:style-name="T80">as he ends up overwhelmed</text:span><text:span text:style-name="T79">, </text:span><text:span text:style-name="T81">especially if it’s in a new situation or area</text:span><text:span text:style-name="T81"><text:note text:id="ftn6" text:note-class="footnote"><text:note-citation>6</text:note-citation><text:note-body><text:p text:style-name="Footnote"><text:s/><text:span text:style-name="T145">Page 180, Line 8-</text:span><text:span text:style-name="T146">10,</text:span><text:span text:style-name="T145"> ”… I tried to make a plan of what I should do in my head but there were too many things to look at and too many things to hear.”</text:span></text:p></text:note-body></text:note></text:span><text:span text:style-name="T81">.</text:span></text:p>
      <text:p text:style-name="P6"><text:span text:style-name="T71">C</text:span><text:span text:style-name="T22">hristopher does not talk much about music, though he does mention he likes white noise</text:span><text:span text:style-name="T22"><text:note text:id="ftn7" text:note-class="footnote"><text:note-citation>7</text:note-citation><text:note-body><text:p text:style-name="Footnote"><text:s/><text:span text:style-name="T147">Page 10, Line 1</text:span><text:span text:style-name="T149">1</text:span><text:span text:style-name="T147">-13, ”… </text:span><text:span text:style-name="T150">i</text:span><text:span text:style-name="T147">t is like </text:span><text:span text:style-name="T148">hearing three </text:span><text:span text:style-name="T149">different pieces of music at </text:span><text:span text:style-name="T151">the</text:span><text:span text:style-name="T149"> same time which is uncomfortable and confusing and not nice like white noise.</text:span><text:span text:style-name="T147">”</text:span></text:p></text:note-body></text:note></text:span><text:span text:style-name="T22">, as it helps him not think too much, </text:span><text:span text:style-name="T82">so there’s not much </text:span><text:span text:style-name="T84">of a case</text:span><text:span text:style-name="T82"> on whether he would like music </text:span><text:span text:style-name="T83">or not, and as such how much musical intelligence he possesses, </text:span><text:span text:style-name="T88">m</text:span><text:span text:style-name="T87">uch like there is not any mention of Christopher’s body-kinesthetic intelligence, </text:span><text:span text:style-name="T85">he also does not mention playing sports or anything of the sort, so it would be hard to judge.</text:span></text:p>
      <text:p text:style-name="P7"><text:span text:style-name="T85">H</text:span><text:span text:style-name="T22">e does however </text:span><text:span text:style-name="T89">possess </text:span><text:span text:style-name="T102">a great deal of </text:span><text:span text:style-name="T90">intrapersonal intelligence,</text:span><text:span text:style-name="T91"> </text:span><text:span text:style-name="T92">as he shows understanding for himself </text:span><text:span text:style-name="T103">and his “system”</text:span><text:span text:style-name="T92">, </text:span><text:span text:style-name="T93">such as </text:span><text:span text:style-name="T94">how </text:span><text:span text:style-name="T95">he has little tricks to overcome his own thoughts about </text:span><text:span text:style-name="T98">colors</text:span><text:span text:style-name="T96">, </text:span><text:span text:style-name="T99">like getting someone to remove the food with the colors that upset him as “</text:span><text:span text:style-name="T101">i</text:span><text:span text:style-name="T100">t doesn’t matter if different sorts of food are touching before they are actually on your plate</text:span><text:span text:style-name="T97">”</text:span><text:span text:style-name="T97"><text:note text:id="ftn8" text:note-class="footnote"><text:note-citation>8</text:note-citation><text:note-body><text:p text:style-name="Footnote"><text:s/><text:span text:style-name="T153">Page 95, </text:span><text:span text:style-name="T154">Line 14-19, </text:span>”<text:span text:style-name="T152">And for afters I had some blackberry and apple crumble, but not the crumble bit because that was yellow, .., and I got Mrs. Davis to take some of the crumble bit off before she put it onto my plate, because it doesn’t matter if different sorts of food are touching before they are actually on your plate.”</text:span></text:p></text:note-body></text:note></text:span></text:p>
      <text:p text:style-name="P24"><text:soft-page-break/><text:span text:style-name="T76">C</text:span><text:span text:style-name="T22">hristopher has a</text:span><text:span text:style-name="T105"> sense for animals</text:span><text:span text:style-name="T105"><text:note text:id="ftn0" text:note-class="footnote"><text:note-citation>9</text:note-citation><text:note-body><text:p text:style-name="P12">Page 108 ”<text:span text:style-name="T155">1. RANDYMAN, which is the name of the oldest Red-Faced Black Spider Monkey (Ateles paniscus paniscus) ever kept in captivity (...)</text:span>”</text:p></text:note-body></text:note></text:span><text:span text:style-name="T105">. </text:span><text:span text:style-name="T106">Although most of what he knows probably came from the sign on the cage, he is quite good at remembering the details of the animals, even the names in Latin. He also memorizes the locations of all the animals in the zoo. <text:s/>Naturalistic intelligence isn’t all about animals, it’s also about remembering artefacts. We see Christopher being good at this, when he counts the cars on his way to school</text:span><text:span text:style-name="T106"><text:note text:id="ftn9" text:note-class="footnote"><text:note-citation>10</text:note-citation><text:note-body><text:p text:style-name="P13">Page 31 ”In the bus on the way to school next morning we passed 4 red cars in a row (...)”</text:p></text:note-body></text:note></text:span><text:span text:style-name="T106">. </text:span><text:span text:style-name="T107">But his </text:span><text:span text:style-name="T38">N</text:span><text:span text:style-name="T104">aturalist</text:span><text:span text:style-name="T107">ic intelligence isn’t as strong as </text:span><text:span text:style-name="T108">Logical-mathematical </text:span><text:span text:style-name="T107">or </text:span><text:span text:style-name="T109">Spatial/visual intelligence. </text:span><text:span text:style-name="T107">And most of his naturalistic intelligence could boil down to the abilities he gains from the other two.</text:span></text:p>
      <text:p text:style-name="P25"><text:span text:style-name="T107">C</text:span><text:span text:style-name="T22">hristopher is a very logical person with a high amount of intelligence when it comes to logical and visual intelligence. He lacks intelligence relating to other people and personalities like interpersonal and intrapersonal intelligenc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Source Han Sans SC" svg:font-family="'Source Han Sans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a" fo:country="DK"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Calibri" fo:font-size="11pt" fo:language="da" fo:country="DK"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fo:color="#330066" style:font-name="Arial" fo:font-family="Arial" style:font-family-generic="roman" style:font-pitch="variable" fo:font-size="12pt" fo:font-weight="bold" style:font-name-asian="Times New Roman" style:font-family-asian="'Times New Roman'" style:font-family-generic-asian="system" style:font-pitch-asian="variable" style:font-size-asian="12pt" style:language-asian="da" style:country-asian="DK" style:font-weight-asian="bold" style:font-name-complex="Arial1" style:font-family-complex="Arial" style:font-family-generic-complex="system" style:font-pitch-complex="variable" style:font-size-complex="12pt" style:font-weight-complex="bold"/>
    </style:style>
    <style:style style:name="List_20_Paragraph" style:display-name="List Paragraph" style:family="paragraph" style:parent-style-name="Standard">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paragraph-properties fo:margin-top="0.1945in" fo:margin-bottom="0.1945in" loext:contextual-spacing="false" fo:line-height="100%"/>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da" style:country-asian="DK" style:font-name-complex="Arial1" style:font-family-complex="Arial"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Overskrift_20_2_20_Tegn" style:display-name="Overskrift 2 Tegn" style:family="text" style:parent-style-name="Default_20_Paragraph_20_Font">
      <style:text-properties fo:color="#330066" style:font-name="Arial" fo:font-family="Arial" style:font-family-generic="roman" style:font-pitch="variable" fo:font-size="12pt" fo:font-weight="bold" style:font-name-asian="Times New Roman" style:font-family-asian="'Times New Roman'" style:font-family-generic-asian="system" style:font-pitch-asian="variable" style:font-size-asian="12pt" style:language-asian="da" style:country-asian="DK" style:font-weight-asian="bold" style:font-name-complex="Arial1" style:font-family-complex="Arial" style:font-family-generic-complex="system" style:font-pitch-complex="variable" style:font-size-complex="12pt" style:font-weight-complex="bold"/>
    </style:style>
    <style:style style:name="Sidehoved_20_Tegn" style:display-name="Sidehoved Tegn" style:family="text" style:parent-style-name="Default_20_Paragraph_20_Font"/>
    <style:style style:name="Sidefod_20_Tegn" style:display-name="Sidefod Tegn" style:family="text" style:parent-style-name="Default_20_Paragraph_20_Font"/>
    <style:style style:name="Fodnotetekst_20_Tegn" style:display-name="Fodnotetekst Tegn"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Calibri" fo:font-family="Calibri" style:font-family-generic="roman" style:font-pitch="variable"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4cf87" officeooo:paragraph-rsid="0114cf87"/>
    </style:style>
    <style:style style:name="MP2" style:family="paragraph" style:parent-style-name="Footer">
      <style:paragraph-properties fo:text-align="end" style:justify-single-word="false"/>
    </style:style>
    <style:style style:name="MT1" style:family="text">
      <style:text-properties officeooo:rsid="011882d9"/>
    </style:style>
    <style:page-layout style:name="Mpm1">
      <style:page-layout-properties fo:page-width="8.2681in" fo:page-height="11.6929in" style:num-format="1" style:print-orientation="portrait" fo:margin-top="1.1811in" fo:margin-bottom="0.4917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6898in" fo:margin-left="0in" fo:margin-right="0in" fo:margin-top="0.6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is Pieter, Simon F<text:span text:style-name="MT1">r</text:span>om Jakob<text:span text:style-name="MT1">s</text:span>en</text:p>
      </style:header>
      <style:footer>
        <text:p text:style-name="MP2"><text:page-number text:select-page="current">3</text:page-number></text:p>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lla Hjulmand</meta:initial-creator>
    <meta:editing-cycles>228</meta:editing-cycles>
    <meta:creation-date>2018-10-09T13:49:00</meta:creation-date>
    <dc:date>2022-03-27T20:55:26.288588808</dc:date>
    <meta:editing-duration>PT4H55M42S</meta:editing-duration>
    <meta:generator>LibreOffice/6.4.7.2$Linux_X86_64 LibreOffice_project/40$Build-2</meta:generator>
    <meta:document-statistic meta:table-count="0" meta:image-count="0" meta:object-count="0" meta:page-count="3" meta:paragraph-count="30" meta:word-count="1195" meta:character-count="7113" meta:non-whitespace-character-count="5944"/>
    <meta:user-defined meta:name="AppVersion">16.0000</meta:user-defined>
    <meta:user-defined meta:name="Company">Mercantec</meta:user-defined>
    <meta:template xlink:type="simple" xlink:actuate="onRequest" xlink:title="Normal" xlink:href=""/>
  </office:meta>
</office:document-meta>
</file>